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style:font-name="Arial" fo:font-size="50pt" style:font-size-asian="50pt" style:font-size-complex="5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60pt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5pt" style:font-size-asian="25pt" style:font-size-complex="25pt"/>
    </style:style>
    <style:style style:name="P7" style:family="paragraph" style:parent-style-name="Standard">
      <style:paragraph-properties fo:text-align="center" style:justify-single-word="false"/>
      <style:text-properties style:font-name="Arial" fo:font-size="40pt" style:font-size-asian="40pt" style:font-size-complex="4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Ari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2">CSC/CpE 142</text:p>
      <text:p text:style-name="P2"><text:span text:style-name="T1"/></text:p>
      <text:p text:style-name="P4">Term Project</text:p>
      <text:p text:style-name="P7">Phase 1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graphics1" text:anchor-type="as-char" svg:width="2.2626in" svg:height="1.5083in" draw:z-index="0"><draw:image xlink:href="https://s3.wp.wsu.edu/uploads/sites/609/2018/12/circuit-board-1188x792-1188x792.jpg" xlink:type="simple" xlink:show="embed" xlink:actuate="onLoad"/></draw:frame></text:p>
      <text:p text:style-name="P5"/>
      <text:p text:style-name="P5"/>
      <text:p text:style-name="P5"/>
      <text:p text:style-name="P5"/>
      <text:p text:style-name="P6">Beomjin Han – Control Signals Truth Table</text:p>
      <text:p text:style-name="P1"><text:span text:style-name="T3">Mikaela Williams – Datapat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2:48:18.50</meta:creation-date>
    <dc:date>2019-11-04T22:56:20.47</dc:date>
    <meta:editing-duration>PT8M1S</meta:editing-duration>
    <meta:editing-cycles>2</meta:editing-cycles>
    <meta:generator>OpenOffice/4.1.5$Win32 OpenOffice.org_project/415m1$Build-9789</meta:generator>
    <meta:document-statistic meta:table-count="0" meta:image-count="1" meta:object-count="0" meta:page-count="1" meta:paragraph-count="6" meta:word-count="17" meta:character-count="99"/>
  </office:meta>
</office:document-meta>
</file>